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12]-[.F12]" office:value-type="float" office:value="400" calcext:value-type="float">
            <text:p>4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2])" office:value-type="float" office:value="400" calcext:value-type="float">
            <text:p>4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0.498333439">00:00:00</text:time></text:span><text:span text:style-name="MT2"><text:time style:data-style-name="N2" text:time-value="10:21:20.498358122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0.5011258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1:20.833226468</dc:date>
    <dc:language>pt-PT</dc:language>
    <meta:editing-cycles>664</meta:editing-cycles>
    <meta:editing-duration>P1DT11H6M12S</meta:editing-duration>
    <meta:print-date>2022-07-01T10:31:27.249000000</meta:print-date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